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3170D0855AB.png" manifest:media-type="image/png"/>
  <manifest:file-entry manifest:full-path="Pictures/1000000000000640000003051E04AB64.png" manifest:media-type="image/png"/>
  <manifest:file-entry manifest:full-path="Pictures/10000000000003D200000102328AC255.png" manifest:media-type="image/png"/>
  <manifest:file-entry manifest:full-path="Pictures/100000000000041A000000803B0D34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e96ae" officeooo:paragraph-rsid="001e96ae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1e96ae" officeooo:paragraph-rsid="001e96ae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ĆTICA 2.9</text:p>
      <text:p text:style-name="P1">IVÁN ESPÍ</text:p>
      <text:p text:style-name="P1"/>
      <text:p text:style-name="P1"><draw:frame draw:style-name="fr2" draw:name="Imagen1" text:anchor-type="char" svg:width="17cm" svg:height="2.071cm" draw:z-index="0"><draw:image xlink:href="Pictures/100000000000041A000000803B0D34C7.png" xlink:type="simple" xlink:show="embed" xlink:actuate="onLoad" draw:mime-type="image/png"/></draw:frame><draw:frame draw:style-name="fr1" draw:name="Imagen2" text:anchor-type="char" svg:x="0.026cm" svg:y="2.674cm" svg:width="17cm" svg:height="4.484cm" draw:z-index="1"><draw:image xlink:href="Pictures/10000000000003D200000102328AC255.png" xlink:type="simple" xlink:show="embed" xlink:actuate="onLoad" draw:mime-type="image/png"/></draw:frame><text:tab/></text:p>
      <text:p text:style-name="P2"><draw:frame draw:style-name="fr2" draw:name="Imagen3" text:anchor-type="char" svg:width="17cm" svg:height="8.213cm" draw:z-index="2"><draw:image xlink:href="Pictures/1000000000000640000003051E04AB64.png" xlink:type="simple" xlink:show="embed" xlink:actuate="onLoad" draw:mime-type="image/png"/></draw:frame></text:p>
      <text:p text:style-name="P1"><draw:frame draw:style-name="fr1" draw:name="Imagen4" text:anchor-type="char" svg:x="-0.026cm" svg:y="0.041cm" svg:width="17cm" svg:height="8.403cm" draw:z-index="3"><draw:image xlink:href="Pictures/1000000000000640000003170D0855AB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33:55.542217824</meta:creation-date>
    <meta:print-date>2024-10-01T19:38:06.800875450</meta:print-date>
    <meta:printed-by>Archivos PDF</meta:printed-by>
    <dc:date>2024-10-01T19:49:39.003162838</dc:date>
    <meta:editing-duration>PT5M26S</meta:editing-duration>
    <meta:editing-cycles>1</meta:editing-cycles>
    <meta:document-statistic meta:table-count="0" meta:image-count="4" meta:object-count="0" meta:page-count="2" meta:paragraph-count="3" meta:word-count="4" meta:character-count="22" meta:non-whitespace-character-count="19"/>
    <meta:generator>LibreOffice/24.2.5.2$Linux_X86_64 LibreOffice_project/420$Build-2</meta:generator>
  </office:meta>
</office:document-meta>
</file>